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3">
            <text:p>number of hidden units</text:p>
          </table:table-cell>
          <table:table-cell office:value-type="string" table:style-name="ce3">
            <text:p>communicative success</text:p>
          </table:table-cell>
          <table:table-cell office:value-type="string" table:style-name="ce4">
            <text:p>trainers</text:p>
          </table:table-cell>
          <table:table-cell office:value-type="string" table:style-name="ce4">
            <text:p>number of epochs pretraining</text:p>
          </table:table-cell>
          <table:table-cell office:value-type="string" table:style-name="ce4">
            <text:p>centered</text:p>
          </table:table-cell>
          <table:table-cell office:value-type="string" table:style-name="ce5">
            <text:p>learning rate</text:p>
          </table:table-cell>
          <table:table-cell office:value-type="string" table:style-name="ce5">
            <text:p>people</text:p>
          </table:table-cell>
          <table:table-cell office:value-type="string" table:style-name="ce5">
            <text:p>interactions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copy of 1 RBM</text:p>
          </table:table-cell>
          <table:table-cell table:number-columns-repeated="16373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.26300000000000001" table:formula="of:=[.J2]/([.H2]*[.I2])" table:style-name="ce1">
            <text:p>0,263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263" table:style-name="ce2">
            <text:p>263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0.28299999999999997" table:formula="of:=[.J3]/([.H3]*[.I3])" table:style-name="ce1">
            <text:p>0,283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283" table:style-name="ce2">
            <text:p>283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.29299999999999998" table:formula="of:=[.J4]/([.H4]*[.I4])" table:style-name="ce1">
            <text:p>0,293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293" table:style-name="ce2">
            <text:p>293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0.30299999999999999" table:formula="of:=[.J5]/([.H5]*[.I5])" table:style-name="ce1">
            <text:p>0,303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303" table:style-name="ce2">
            <text:p>303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.28999999999999998" table:formula="of:=[.J6]/([.H6]*[.I6])" table:style-name="ce1">
            <text:p>0,29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290" table:style-name="ce2">
            <text:p>290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.28699999999999998" table:formula="of:=[.J7]/([.H7]*[.I7])" table:style-name="ce1">
            <text:p>0,287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287" table:style-name="ce2">
            <text:p>287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0.27500000000000002" table:formula="of:=[.J8]/([.H8]*[.I8])" table:style-name="ce1">
            <text:p>0,275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275" table:style-name="ce2">
            <text:p>275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0.26400000000000001" table:formula="of:=[.J9]/([.H9]*[.I9])" table:style-name="ce1">
            <text:p>0,264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264" table:style-name="ce2">
            <text:p>264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0.32400000000000001" table:formula="of:=[.J10]/([.H10]*[.I10])" table:style-name="ce1">
            <text:p>0,324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324" table:style-name="ce2">
            <text:p>324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0.32300000000000001" table:formula="of:=[.J11]/([.H11]*[.I11])" table:style-name="ce1">
            <text:p>0,323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323" table:style-name="ce2">
            <text:p>323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0.20380000000000001" table:formula="of:=[.J12]/([.H12]*[.I12])" table:style-name="ce1">
            <text:p>0,2038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2038" table:style-name="ce1">
            <text:p>2038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0.20069999999999999" table:formula="of:=[.J13]/([.H13]*[.I13])" table:style-name="ce1">
            <text:p>0,2007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0.20430000000000001" table:formula="of:=[.J14]/([.H14]*[.I14])" table:style-name="ce1">
            <text:p>0,2043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2043" table:style-name="ce1">
            <text:p>2043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0.1951" table:formula="of:=[.J15]/([.H15]*[.I15])" table:style-name="ce1">
            <text:p>0,1951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1951" table:style-name="ce1">
            <text:p>1951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0.21310000000000001" table:formula="of:=[.J16]/([.H16]*[.I16])" table:style-name="ce1">
            <text:p>0,2131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2131" table:style-name="ce1">
            <text:p>2131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0.20680000000000001" table:formula="of:=[.J17]/([.H17]*[.I17])" table:style-name="ce1">
            <text:p>0,2068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2068" table:style-name="ce1">
            <text:p>2068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0.20880000000000001" table:formula="of:=[.J18]/([.H18]*[.I18])" table:style-name="ce1">
            <text:p>0,2088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2088" table:style-name="ce1">
            <text:p>2088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0.1971" table:formula="of:=[.J19]/([.H19]*[.I19])" table:style-name="ce1">
            <text:p>0,1971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0.20019999999999999" table:formula="of:=[.J20]/([.H20]*[.I20])" table:style-name="ce1">
            <text:p>0,2002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2002" table:style-name="ce1">
            <text:p>2002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0.20549999999999999" table:formula="of:=[.J21]/([.H21]*[.I21])" table:style-name="ce1">
            <text:p>0,2055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2055" table:style-name="ce1">
            <text:p>2055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0.20671" table:formula="of:=[.J22]/([.H22]*[.I22])" table:style-name="ce1">
            <text:p>0,20671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20671" table:style-name="ce1">
            <text:p>20671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0.20473" table:formula="of:=[.J23]/([.H23]*[.I23])" table:style-name="ce1">
            <text:p>0,20473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20473" table:style-name="ce1">
            <text:p>20473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0.21113999999999999" table:formula="of:=[.J24]/([.H24]*[.I24])" table:style-name="ce1">
            <text:p>0,21114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21114" table:style-name="ce1">
            <text:p>21114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0.20574999999999999" table:formula="of:=[.J25]/([.H25]*[.I25])" table:style-name="ce1">
            <text:p>0,20575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20575" table:style-name="ce1">
            <text:p>20575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0.20526" table:formula="of:=[.J26]/([.H26]*[.I26])" table:style-name="ce1">
            <text:p>0,20526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20526" table:style-name="ce1">
            <text:p>20526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0.21185000000000001" table:formula="of:=[.J27]/([.H27]*[.I27])" table:style-name="ce1">
            <text:p>0,21185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21185" table:style-name="ce1">
            <text:p>21185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0.20329" table:formula="of:=[.J28]/([.H28]*[.I28])" table:style-name="ce1">
            <text:p>0,20329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20329" table:style-name="ce1">
            <text:p>20329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0.2077" table:formula="of:=[.J29]/([.H29]*[.I29])" table:style-name="ce1">
            <text:p>0,2077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20770" table:style-name="ce1">
            <text:p>20770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0.20812" table:formula="of:=[.J30]/([.H30]*[.I30])" table:style-name="ce1">
            <text:p>0,20812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20812" table:style-name="ce1">
            <text:p>20812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9" table:style-name="ce1">
            <text:p>9</text:p>
          </table:table-cell>
          <table:table-cell office:value-type="float" office:value="0.20324999999999999" table:formula="of:=[.J31]/([.H31]*[.I31])" table:style-name="ce1">
            <text:p>0,20325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20325" table:style-name="ce1">
            <text:p>20325</text:p>
          </table:table-cell>
          <table:table-cell office:value-type="string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9" table:style-name="ce1">
            <text:p>9</text:p>
          </table:table-cell>
          <table:table-cell office:value-type="float" office:value="0.29399999999999998" table:formula="of:=[.J32]/([.H32]*[.I32])" table:style-name="ce1">
            <text:p>0,294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294" table:style-name="ce2">
            <text:p>294</text:p>
          </table:table-cell>
          <table:table-cell office:value-type="string" table:style-name="ce1">
            <text:p>True</text:p>
          </table:table-cell>
          <table:table-cell table:number-columns-repeated="16373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9" table:style-name="ce1">
            <text:p>9</text:p>
          </table:table-cell>
          <table:table-cell office:value-type="float" office:value="0.29099999999999998" table:formula="of:=[.J33]/([.H33]*[.I33])" table:style-name="ce1">
            <text:p>0,291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291" table:style-name="ce2">
            <text:p>291</text:p>
          </table:table-cell>
          <table:table-cell office:value-type="string" table:style-name="ce1">
            <text:p>True</text:p>
          </table:table-cell>
          <table:table-cell table:number-columns-repeated="16373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9" table:style-name="ce1">
            <text:p>9</text:p>
          </table:table-cell>
          <table:table-cell office:value-type="float" office:value="0.32600000000000001" table:formula="of:=[.J34]/([.H34]*[.I34])" table:style-name="ce1">
            <text:p>0,326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326" table:style-name="ce2">
            <text:p>326</text:p>
          </table:table-cell>
          <table:table-cell office:value-type="string" table:style-name="ce1">
            <text:p>True</text:p>
          </table:table-cell>
          <table:table-cell table:number-columns-repeated="16373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27900000000000003" table:formula="of:=[.J35]/([.H35]*[.I35])" table:style-name="ce1">
            <text:p>0,279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279" table:style-name="ce2">
            <text:p>279</text:p>
          </table:table-cell>
          <table:table-cell office:value-type="string" table:style-name="ce1">
            <text:p>True</text:p>
          </table:table-cell>
          <table:table-cell table:number-columns-repeated="16373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0.307" table:formula="of:=[.J36]/([.H36]*[.I36])" table:style-name="ce1">
            <text:p>0,307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307" table:style-name="ce2">
            <text:p>307</text:p>
          </table:table-cell>
          <table:table-cell office:value-type="string" table:style-name="ce1">
            <text:p>True</text:p>
          </table:table-cell>
          <table:table-cell table:number-columns-repeated="16373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0.28000000000000003" table:formula="of:=[.J37]/([.H37]*[.I37])" table:style-name="ce1">
            <text:p>0,28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280" table:style-name="ce2">
            <text:p>280</text:p>
          </table:table-cell>
          <table:table-cell office:value-type="string" table:style-name="ce1">
            <text:p>True</text:p>
          </table:table-cell>
          <table:table-cell table:number-columns-repeated="16373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0.28899999999999998" table:formula="of:=[.J38]/([.H38]*[.I38])" table:style-name="ce1">
            <text:p>0,289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289" table:style-name="ce2">
            <text:p>289</text:p>
          </table:table-cell>
          <table:table-cell office:value-type="string" table:style-name="ce1">
            <text:p>True</text:p>
          </table:table-cell>
          <table:table-cell table:number-columns-repeated="16373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34300000000000003" table:formula="of:=[.J39]/([.H39]*[.I39])" table:style-name="ce1">
            <text:p>0,343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343" table:style-name="ce2">
            <text:p>343</text:p>
          </table:table-cell>
          <table:table-cell office:value-type="string" table:style-name="ce1">
            <text:p>True</text:p>
          </table:table-cell>
          <table:table-cell table:number-columns-repeated="16373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0.28199999999999997" table:formula="of:=[.J40]/([.H40]*[.I40])" table:style-name="ce1">
            <text:p>0,282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282" table:style-name="ce2">
            <text:p>282</text:p>
          </table:table-cell>
          <table:table-cell office:value-type="string" table:style-name="ce1">
            <text:p>True</text:p>
          </table:table-cell>
          <table:table-cell table:number-columns-repeated="16373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9" table:style-name="ce1">
            <text:p>9</text:p>
          </table:table-cell>
          <table:table-cell office:value-type="float" office:value="0.28100000000000003" table:formula="of:=[.J41]/([.H41]*[.I41])" table:style-name="ce1">
            <text:p>0,281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281" table:style-name="ce2">
            <text:p>281</text:p>
          </table:table-cell>
          <table:table-cell office:value-type="string" table:style-name="ce1">
            <text:p>True</text:p>
          </table:table-cell>
          <table:table-cell table:number-columns-repeated="16373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1E-4" table:formula="of:=[.J42]/([.H42]*[.I42])" table:style-name="ce1">
            <text:p>0,0001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True</text:p>
          </table:table-cell>
          <table:table-cell table:number-columns-repeated="16373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1E-4" table:formula="of:=[.J43]/([.H43]*[.I43])" table:style-name="ce1">
            <text:p>0,0001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True</text:p>
          </table:table-cell>
          <table:table-cell table:number-columns-repeated="16373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float" office:value="9" table:style-name="ce1">
            <text:p>9</text:p>
          </table:table-cell>
          <table:table-cell office:value-type="float" office:value="1E-4" table:formula="of:=[.J44]/([.H44]*[.I44])" table:style-name="ce1">
            <text:p>0,0001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True</text:p>
          </table:table-cell>
          <table:table-cell table:number-columns-repeated="16373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1E-4" table:formula="of:=[.J45]/([.H45]*[.I45])" table:style-name="ce1">
            <text:p>0,0001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True</text:p>
          </table:table-cell>
          <table:table-cell table:number-columns-repeated="16373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float" office:value="9" table:style-name="ce1">
            <text:p>9</text:p>
          </table:table-cell>
          <table:table-cell office:value-type="float" office:value="1E-4" table:formula="of:=[.J46]/([.H46]*[.I46])" table:style-name="ce1">
            <text:p>0,0001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True</text:p>
          </table:table-cell>
          <table:table-cell table:number-columns-repeated="16373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9" table:style-name="ce1">
            <text:p>9</text:p>
          </table:table-cell>
          <table:table-cell office:value-type="float" office:value="1E-4" table:formula="of:=[.J47]/([.H47]*[.I47])" table:style-name="ce1">
            <text:p>0,0001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True</text:p>
          </table:table-cell>
          <table:table-cell table:number-columns-repeated="16373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9" table:style-name="ce1">
            <text:p>9</text:p>
          </table:table-cell>
          <table:table-cell office:value-type="float" office:value="1E-4" table:formula="of:=[.J48]/([.H48]*[.I48])" table:style-name="ce1">
            <text:p>0,0001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True</text:p>
          </table:table-cell>
          <table:table-cell table:number-columns-repeated="16373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1E-4" table:formula="of:=[.J49]/([.H49]*[.I49])" table:style-name="ce1">
            <text:p>0,0001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True</text:p>
          </table:table-cell>
          <table:table-cell table:number-columns-repeated="16373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1E-4" table:formula="of:=[.J50]/([.H50]*[.I50])" table:style-name="ce1">
            <text:p>0,0001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True</text:p>
          </table:table-cell>
          <table:table-cell table:number-columns-repeated="16373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1E-4" table:formula="of:=[.J51]/([.H51]*[.I51])" table:style-name="ce1">
            <text:p>0,0001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True</text:p>
          </table:table-cell>
          <table:table-cell table:number-columns-repeated="16373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.0000000000000001E-5" table:formula="of:=[.J52]/([.H52]*[.I52])" table:style-name="ce1">
            <text:p>0,00001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True</text:p>
          </table:table-cell>
          <table:table-cell table:number-columns-repeated="16373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9" table:style-name="ce1">
            <text:p>9</text:p>
          </table:table-cell>
          <table:table-cell office:value-type="float" office:value="1.0000000000000001E-5" table:formula="of:=[.J53]/([.H53]*[.I53])" table:style-name="ce1">
            <text:p>0,00001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True</text:p>
          </table:table-cell>
          <table:table-cell table:number-columns-repeated="16373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float" office:value="9" table:style-name="ce1">
            <text:p>9</text:p>
          </table:table-cell>
          <table:table-cell office:value-type="float" office:value="1.0000000000000001E-5" table:formula="of:=[.J54]/([.H54]*[.I54])" table:style-name="ce1">
            <text:p>0,00001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True</text:p>
          </table:table-cell>
          <table:table-cell table:number-columns-repeated="16373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float" office:value="9" table:style-name="ce1">
            <text:p>9</text:p>
          </table:table-cell>
          <table:table-cell office:value-type="float" office:value="1.0000000000000001E-5" table:formula="of:=[.J55]/([.H55]*[.I55])" table:style-name="ce1">
            <text:p>0,00001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True</text:p>
          </table:table-cell>
          <table:table-cell table:number-columns-repeated="16373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float" office:value="9" table:style-name="ce1">
            <text:p>9</text:p>
          </table:table-cell>
          <table:table-cell office:value-type="float" office:value="1.0000000000000001E-5" table:formula="of:=[.J56]/([.H56]*[.I56])" table:style-name="ce1">
            <text:p>0,00001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True</text:p>
          </table:table-cell>
          <table:table-cell table:number-columns-repeated="16373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1.0000000000000001E-5" table:formula="of:=[.J57]/([.H57]*[.I57])" table:style-name="ce1">
            <text:p>0,00001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True</text:p>
          </table:table-cell>
          <table:table-cell table:number-columns-repeated="16373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float" office:value="9" table:style-name="ce1">
            <text:p>9</text:p>
          </table:table-cell>
          <table:table-cell office:value-type="float" office:value="1.0000000000000001E-5" table:formula="of:=[.J58]/([.H58]*[.I58])" table:style-name="ce1">
            <text:p>0,00001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True</text:p>
          </table:table-cell>
          <table:table-cell table:number-columns-repeated="16373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9" table:style-name="ce1">
            <text:p>9</text:p>
          </table:table-cell>
          <table:table-cell office:value-type="float" office:value="1.0000000000000001E-5" table:formula="of:=[.J59]/([.H59]*[.I59])" table:style-name="ce1">
            <text:p>0,00001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True</text:p>
          </table:table-cell>
          <table:table-cell table:number-columns-repeated="16373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float" office:value="9" table:style-name="ce1">
            <text:p>9</text:p>
          </table:table-cell>
          <table:table-cell office:value-type="float" office:value="1.0000000000000001E-5" table:formula="of:=[.J60]/([.H60]*[.I60])" table:style-name="ce1">
            <text:p>0,00001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True</text:p>
          </table:table-cell>
          <table:table-cell table:number-columns-repeated="16373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float" office:value="9" table:style-name="ce1">
            <text:p>9</text:p>
          </table:table-cell>
          <table:table-cell office:value-type="float" office:value="1.0000000000000001E-5" table:formula="of:=[.J61]/([.H61]*[.I61])" table:style-name="ce1">
            <text:p>0,00001</text:p>
          </table:table-cell>
          <table:table-cell office:value-type="string" table:style-name="ce1">
            <text:p>pc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alse</text:p>
          </table:table-cell>
          <table:table-cell office:value-type="float" office:value="0.05" table:style-name="ce1">
            <text:p>0,05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True</text:p>
          </table:table-cell>
          <table:table-cell table:number-columns-repeated="16373"/>
        </table:table-row>
        <table:table-row table:number-rows-repeated="10485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Else Bracke</meta:initial-creator>
    <dc:creator>Else Bracke</dc:creator>
    <meta:creation-date>2022-01-18T18:16:03Z</meta:creation-date>
    <dc:date>2022-01-18T23:54:23Z</dc:date>
  </office:meta>
</office:document-meta>
</file>